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5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Implémenter les bases de données relationnelles avec SQL :</text:span></text:p>
      <text:p text:style-name="Standard"><text:a xlink:type="simple" xlink:href="https://openclassrooms.com/en/courses/6971126-implementez-vos-bases-de-donnees-relationnelles-avec-sql" text:style-name="Internet_20_link" text:visited-style-name="Visited_20_Internet_20_Link">https://openclassrooms.com/en/courses/6971126-implementez-vos-bases-de-donnees-relationnelles-avec-sql</text:a></text:p>
      <text:p text:style-name="Standard"/>
      <text:p text:style-name="Standard">- <text:span text:style-name="T1">Initiation SQL :</text:span></text:p>
      <text:p text:style-name="Standard"><text:a xlink:type="simple" xlink:href="https://openclassrooms.com/en/courses/4449026-initiez-vous-a-lalgebre-relationnelle-avec-le-langage-sql" text:style-name="Internet_20_link" text:visited-style-name="Visited_20_Internet_20_Link">https://openclassrooms.com/en/courses/4449026-initiez-vous-a-lalgebre-relationnelle-avec-le-langage-sql</text:a></text:p>
      <text:p text:style-name="Standard"/>
      <text:p text:style-name="Standard">- <text:span text:style-name="T1">Algèbre relationnelle SQL :</text:span></text:p>
      <text:p text:style-name="Standard"><text:a xlink:type="simple" xlink:href="https://openclassrooms.com/en/courses/4449026-initiez-vous-a-lalgebre-relationnelle-avec-le-langage-sql" text:style-name="Internet_20_link" text:visited-style-name="Visited_20_Internet_20_Link">https://openclassrooms.com/en/courses/4449026-initiez-vous-a-lalgebre-relationnelle-avec-le-langage-sql</text:a> </text:p>
      <text:p text:style-name="Standard"/>
      <text:p text:style-name="Standard">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9:28:40.624698906</meta:creation-date>
    <dc:date>2022-02-22T09:30:56.741704595</dc:date>
    <meta:editing-duration>PT2M16S</meta:editing-duration>
    <meta:editing-cycles>1</meta:editing-cycles>
    <meta:document-statistic meta:table-count="0" meta:image-count="0" meta:object-count="0" meta:page-count="1" meta:paragraph-count="7" meta:word-count="23" meta:character-count="418" meta:non-whitespace-character-count="400"/>
    <meta:generator>LibreOffice/6.4.7.2$Linux_X86_64 LibreOffice_project/40$Build-2</meta:generator>
  </office:meta>
</office:document-meta>
</file>